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18.26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1.7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23.02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19.8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White_Cryst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01" table:default-cell-style-name="ce1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ineage</text:p>
          </table:table-cell>
          <table:table-cell table:style-name="ce2" office:value-type="string" calcext:value-type="string">
            <text:p>Clan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Age group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Templ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Profession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ircle</text:p>
          </table:table-cell>
          <table:table-cell table:style-name="ce2" office:value-type="string" calcext:value-type="string">
            <text:p>Works for</text:p>
          </table:table-cell>
          <table:table-cell table:style-name="ce2" office:value-type="string" calcext:value-type="string">
            <text:p>Nationality</text:p>
          </table:table-cell>
          <table:table-cell table:style-name="ce2" office:value-type="string" calcext:value-type="string">
            <text:p>Allegianc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egion</text:p>
          </table:table-cell>
          <table:table-cell table:style-name="ce2" office:value-type="string" calcext:value-type="string">
            <text:p>Married to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Father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éqo</text:p>
          </table:table-cell>
          <table:table-cell office:value-type="string" calcext:value-type="string">
            <text:p>hiArsánmra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Clanelder, senior merchant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Fat, jolly; good speaker; a good bargainer and businessman; not very religious but observes all the rites carefully. A traditionalist: <text:s/>Was a soldier in his youth and s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úrine</text:p>
          </table:table-cell>
          <table:table-cell office:value-type="string" calcext:value-type="string">
            <text:p>hiArsánmra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ikalór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Governor of Jaikalór</text:p>
          </table:table-cell>
          <table:table-cell/>
          <table:table-cell office:value-type="string" calcext:value-type="string">
            <text:p>Seal Emperor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Slow-moving, sleepy-looking, thick head of hair and short,wanted to be a warrior (10 levels of long-sword and duelling); became a bureaucrat at the urging of his shrewish wife instead; owns a suit of fine steel armour; does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ggésa</text:p>
          </table:table-cell>
          <table:table-cell office:value-type="string" calcext:value-type="string">
            <text:p>hiCharuná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hamberlain of Palace of Imperial Heir</text:p>
          </table:table-cell>
          <table:table-cell/>
          <table:table-cell office:value-type="string" calcext:value-type="string">
            <text:p>Prince Reshqála</text:p>
          </table:table-cell>
          <table:table-cell office:value-type="string" calcext:value-type="string">
            <text:p>Tsolyani</text:p>
          </table:table-cell>
          <table:table-cell office:value-type="string" calcext:value-type="string">
            <text:p>Reshqála</text:p>
          </table:table-cell>
          <table:table-cell office:value-type="string" calcext:value-type="string">
            <text:p>Tall, pompous, tired but dignified man who delights in protocol and ritual formalities, honest but accepts bribes for favours; Chamberlain of the Exchequer in Prince Rereshqála's palace south-east of Jakálla; medium height, slender; dresses in extremes o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ára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"matriarch"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júan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Shipping &amp; Land Administrator (clan high master)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Chasana hiSenkdun (WhCr), Kara hiZayusa (AmCl), Gera hiRa'asu (ReSu)</text:p>
          </table:table-cell>
          <table:table-cell office:value-type="string" calcext:value-type="string">
            <text:p>m6, m2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úja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Shipping Administrat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anna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hiSamrun of Sea Blue Clan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Gamulu hiDaramu (WC)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uturi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lamelish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hiVriyen of Jade Diadem Clan</text:p>
          </table:table-cell>
          <table:table-cell/>
          <table:table-cell office:value-type="string" calcext:value-type="string">
            <text:p>Tsána hiDaramu (WC)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irá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Tumiss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Good clan girl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married to Red Stone Clan, lives in Tumissa with Red Stone clan</text:p>
          </table:table-cell>
          <table:table-cell table:number-columns-repeated="2"/>
          <table:table-cell office:value-type="string" calcext:value-type="string">
            <text:p>3x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ua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Mashmirikh hiTikeshmu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inue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MM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sána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Poet and Artist</text:p>
          </table:table-cell>
          <table:table-cell/>
          <table:table-cell office:value-type="string" calcext:value-type="string">
            <text:p>Lord Fereshma'a hiKurudu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Epic poet artist at sevice of Lord Fereshma'a hiKurudu</text:p>
          </table:table-cell>
          <table:table-cell/>
          <table:table-cell office:value-type="string" calcext:value-type="string">
            <text:p>Chuturi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múlu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Department head of Palace of Foreign Land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 of Foreign Lands</text:p>
          </table:table-cell>
          <table:table-cell office:value-type="string" calcext:value-type="string">
            <text:p>Tsolyani</text:p>
          </table:table-cell>
          <table:table-cell office:value-type="string" calcext:value-type="string">
            <text:p>OAL</text:p>
          </table:table-cell>
          <table:table-cell office:value-type="string" calcext:value-type="string">
            <text:p>Internal security official of OAL (undercover)</text:p>
          </table:table-cell>
          <table:table-cell/>
          <table:table-cell office:value-type="string" calcext:value-type="string">
            <text:p>Gianna hiSamrun (SeaBlue)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néran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cial at Palace of Wa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P of War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Unmarried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H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léno</text:p>
          </table:table-cell>
          <table:table-cell office:value-type="string" calcext:value-type="string">
            <text:p>hiDara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sarul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Chief ritual Priest &amp; Seer of Ksaru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 of Ksarul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8th circle priest/6th circle sorcerer</text:p>
          </table:table-cell>
          <table:table-cell/>
          <table:table-cell office:value-type="string" calcext:value-type="string">
            <text:p>Fyara hiTirolel (Red Sword) Risa hiReslan (Dark Flame)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H0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ng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Land administrat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Shrika hiGegano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Craftsman, fletche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Darisa hiDega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nesur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Shipping Administrat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Dlara hiDegano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rune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umis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Business and shipping adminstrat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Tari hiDegano of Red Stone</text:p>
          </table:table-cell>
          <table:table-cell office:value-type="string" calcext:value-type="string">
            <text:p>M,12 Rerik, F 7 Tarik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loya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renina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St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lkhan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Thin and frail, intelligent, antipsychic</text:p>
          </table:table-cell>
          <table:table-cell/>
          <table:table-cell office:value-type="string" calcext:value-type="string">
            <text:p>Matrikal hiDega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rika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lara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humis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Venerable mothe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sa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humis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ren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Young adul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oung adult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ikor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Young adul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oung adult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risa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lina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Poetess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Aridani poetess</text:p>
          </table:table-cell>
          <table:table-cell/>
          <table:table-cell office:value-type="string" calcext:value-type="string">
            <text:p>Sean hiDega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ru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Soldier, Kuruthuai in Legion of Mighty Jakall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egion of Mighty Jakalla</text:p>
          </table:table-cell>
          <table:table-cell office:value-type="string" calcext:value-type="string">
            <text:p>Tsolyani</text:p>
          </table:table-cell>
          <table:table-cell table:number-columns-repeated="2"/>
          <table:table-cell office:value-type="string" calcext:value-type="string">
            <text:p>Legion of Mighty Jakalla</text:p>
          </table:table-cell>
          <table:table-cell office:value-type="string" calcext:value-type="string">
            <text:p>Elaya hiDegano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ran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cial at Palace of Wa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 of War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lar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cial at Palace of War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alace of War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Sea hiDegano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fior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table:number-columns-repeated="2" office:value-type="string" calcext:value-type="string">
            <text:p>Adventurer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lara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muhla</text:p>
          </table:table-cell>
          <table:table-cell office:value-type="string" calcext:value-type="string">
            <text:p>Jakálla</text:p>
          </table:table-cell>
          <table:table-cell table:number-columns-repeated="2" office:value-type="string" calcext:value-type="string">
            <text:p>Adventurer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Cursed by extraplanar demon to speak only truth</text:p>
          </table:table-cell>
          <table:table-cell table:number-columns-repeated="4"/>
          <table:table-cell office:value-type="string" calcext:value-type="string">
            <text:p>B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H0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trikal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Jakálla</text:p>
          </table:table-cell>
          <table:table-cell table:number-columns-repeated="2" office:value-type="string" calcext:value-type="string">
            <text:p>Adventurer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Wirenina hiDegano of White Stone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en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umis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 (11)/Sorcerer (12) of Thumi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 of Thumis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ng younger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umis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Administrative priest of Thumi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 of Thumis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Lora hiDegano</text:p>
          </table:table-cell>
          <table:table-cell office:value-type="string" calcext:value-type="string">
            <text:p>M5 Chagi, M4 Changune, M3 Balar, M1 Reru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BH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rik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Young adul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Rerune hiDegano</text:p>
          </table:table-cell>
          <table:table-cell office:value-type="string" calcext:value-type="string">
            <text:p>BH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BH014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rik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Rerune hiDegano</text:p>
          </table:table-cell>
          <table:table-cell office:value-type="string" calcext:value-type="string">
            <text:p>BH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BH014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gi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Chang younger hiDegano</text:p>
          </table:table-cell>
          <table:table-cell office:value-type="string" calcext:value-type="string">
            <text:p>BH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BH014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gune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Chang younger hiDegano</text:p>
          </table:table-cell>
          <table:table-cell office:value-type="string" calcext:value-type="string">
            <text:p>BH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BH014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lar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Chang younger hiDegano</text:p>
          </table:table-cell>
          <table:table-cell office:value-type="string" calcext:value-type="string">
            <text:p>BH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BH014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ru</text:p>
          </table:table-cell>
          <table:table-cell office:value-type="string" calcext:value-type="string">
            <text:p>hiDegano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Chang younger hiDegano</text:p>
          </table:table-cell>
          <table:table-cell office:value-type="string" calcext:value-type="string">
            <text:p>BH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BH014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ruel</text:p>
          </table:table-cell>
          <table:table-cell office:value-type="string" calcext:value-type="string">
            <text:p>hiDress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lkhan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Shipping and lands administrat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Tyra hiDressel</text:p>
          </table:table-cell>
          <table:table-cell office:value-type="string" calcext:value-type="string">
            <text:p>F 24 Lilani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lani</text:p>
          </table:table-cell>
          <table:table-cell office:value-type="string" calcext:value-type="string">
            <text:p>hiDress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muh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Hereksha in Mighty Jakalla (8th cohort)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Legion of Mighty Jakalla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Aridani. Ambitious, self assured, confident</text:p>
          </table:table-cell>
          <table:table-cell office:value-type="string" calcext:value-type="string">
            <text:p>Legion of Mighty Jakalla</text:p>
          </table:table-cell>
          <table:table-cell office:value-type="string" calcext:value-type="string">
            <text:p>Ketenthe hiDilge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aresh hiDressel</text:p>
          </table:table-cell>
          <table:table-cell office:value-type="string" calcext:value-type="string">
            <text:p>B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H0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oella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muhla</text:p>
          </table:table-cell>
          <table:table-cell office:value-type="string" calcext:value-type="string">
            <text:p>Jakálla</text:p>
          </table:table-cell>
          <table:table-cell table:number-columns-repeated="2" office:value-type="string" calcext:value-type="string">
            <text:p>Adventure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Aridani. Passionatelly devoted to her best friend and lover Kerala hiTuruyen. Voved homoseual, envies men whished to have been born 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H0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shmu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Business and Shipping administrat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uesh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Qo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Animal trainer: Falcone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ra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table:number-columns-repeated="2"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ra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table:number-columns-repeated="2"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rin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Balesh hiTanyani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shen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runesh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runa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oella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Aridani adventurer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oran</text:p>
          </table:table-cell>
          <table:table-cell office:value-type="string" calcext:value-type="string">
            <text:p>hiGaruesh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Ritual priest of Avanth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 of Avanthe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solel</text:p>
          </table:table-cell>
          <table:table-cell office:value-type="string" calcext:value-type="string">
            <text:p>hiKai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umis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Ship captain, physician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x3</text:p>
          </table:table-cell>
          <table:table-cell office:value-type="string" calcext:value-type="string">
            <text:p>12.9.5.10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H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jaren</text:p>
          </table:table-cell>
          <table:table-cell office:value-type="string" calcext:value-type="string">
            <text:p>hiKai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Shipping administrator, numismatist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Averna hiReshlen (DkFl)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H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shkel</text:p>
          </table:table-cell>
          <table:table-cell office:value-type="string" calcext:value-type="string">
            <text:p>hiKai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cial on P of Foreign Land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 of Foreign Lands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av. Homosexual</text:p>
          </table:table-cell>
          <table:table-cell/>
          <table:table-cell office:value-type="string" calcext:value-type="string">
            <text:p>unmarried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H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marna</text:p>
          </table:table-cell>
          <table:table-cell office:value-type="string" calcext:value-type="string">
            <text:p>hiKai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rk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Ritual priest of Sarku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 of Sarku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Aridani. Studied and polite. Enjoys chill and cold partners. Necrophil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H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íkan</text:p>
          </table:table-cell>
          <table:table-cell office:value-type="string" calcext:value-type="string">
            <text:p>hiKhúrsa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tengku</text:p>
          </table:table-cell>
          <table:table-cell office:value-type="string" calcext:value-type="string">
            <text:p>Thráy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Merchant: medicines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Elderly, active and healthy; clanmaster of his clan in Thráya; ex-priest, excellent merchant; knows some minor spells and has wide pharmaceutical knowledge; specialises in shipping commodities long distances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lína</text:p>
          </table:table-cell>
          <table:table-cell office:value-type="string" calcext:value-type="string">
            <text:p>hiMaráss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humis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Lay Priestess, Ritual</text:p>
          </table:table-cell>
          <table:table-cell/>
          <table:table-cell office:value-type="string" calcext:value-type="string">
            <text:p>T of Thumis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Charming, pretty, lively girl; no interest in politics but enjoys studying and scholarship.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soran</text:p>
          </table:table-cell>
          <table:table-cell office:value-type="string" calcext:value-type="string">
            <text:p>hiMehel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lkhan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Shipping administrati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Milla hiRa'esor of Amber Cloak</text:p>
          </table:table-cell>
          <table:table-cell office:value-type="string" calcext:value-type="string">
            <text:p>M10 Mira, F8 Lara, F6 Kari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hiMehel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lina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ridani musician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rel</text:p>
          </table:table-cell>
          <table:table-cell office:value-type="string" calcext:value-type="string">
            <text:p>hiMehel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umis</text:p>
          </table:table-cell>
          <table:table-cell office:value-type="string" calcext:value-type="string">
            <text:p>Jakálla</text:p>
          </table:table-cell>
          <table:table-cell table:number-columns-repeated="2" office:value-type="string" calcext:value-type="string">
            <text:p>Historian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Casi hiBaska of Red Stone</text:p>
          </table:table-cell>
          <table:table-cell office:value-type="string" calcext:value-type="string">
            <text:p>M8 Casen, F8 Lorela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ngo</text:p>
          </table:table-cell>
          <table:table-cell office:value-type="string" calcext:value-type="string">
            <text:p>hiMehel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tengk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hysician</text:p>
          </table:table-cell>
          <table:table-cell office:value-type="string" calcext:value-type="string">
            <text:p>Physician and alchemist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ri'i</text:p>
          </table:table-cell>
          <table:table-cell office:value-type="string" calcext:value-type="string">
            <text:p>hiMehel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lina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ess of Dilinal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 of Dilinala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rá</text:p>
          </table:table-cell>
          <table:table-cell office:value-type="string" calcext:value-type="string">
            <text:p>hiMehel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Tsoran hiMehelen</text:p>
          </table:table-cell>
          <table:table-cell office:value-type="string" calcext:value-type="string">
            <text:p>BH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hiMehel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Tsoran hiMehelen</text:p>
          </table:table-cell>
          <table:table-cell office:value-type="string" calcext:value-type="string">
            <text:p>BH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ri</text:p>
          </table:table-cell>
          <table:table-cell office:value-type="string" calcext:value-type="string">
            <text:p>hiMehel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Tsoran hiMehelen</text:p>
          </table:table-cell>
          <table:table-cell office:value-type="string" calcext:value-type="string">
            <text:p>BH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sen</text:p>
          </table:table-cell>
          <table:table-cell office:value-type="string" calcext:value-type="string">
            <text:p>hiMehel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Lorel hiMelehen</text:p>
          </table:table-cell>
          <table:table-cell office:value-type="string" calcext:value-type="string">
            <text:p>BH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rela</text:p>
          </table:table-cell>
          <table:table-cell office:value-type="string" calcext:value-type="string">
            <text:p>hiMehel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Lorel hiMelehen</text:p>
          </table:table-cell>
          <table:table-cell office:value-type="string" calcext:value-type="string">
            <text:p>BH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BH0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jónu</text:p>
          </table:table-cell>
          <table:table-cell office:value-type="string" calcext:value-type="string">
            <text:p>hiMrélsa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lkhanu</text:p>
          </table:table-cell>
          <table:table-cell office:value-type="string" calcext:value-type="string">
            <text:p>Thráy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, Ritual</text:p>
          </table:table-cell>
          <table:table-cell/>
          <table:table-cell office:value-type="string" calcext:value-type="string">
            <text:p>Legion of the Golden Sphere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With the Legion of the Golden Sphere as "confessor" <text:s/>(13th MI); Spells: <text:s/>Light, Healing, Nutrification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isa</text:p>
          </table:table-cell>
          <table:table-cell office:value-type="string" calcext:value-type="string">
            <text:p>hiSenkdu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muh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(of Viriddi clan)</text:p>
          </table:table-cell>
          <table:table-cell/>
          <table:table-cell office:value-type="string" calcext:value-type="string">
            <text:p>Heketh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ITEC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etoru</text:p>
          </table:table-cell>
          <table:table-cell office:value-type="string" calcext:value-type="string">
            <text:p>hiSenkdu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Molkar at Mighty Jakall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egion of Mighty Jakalla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Paluel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C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keth</text:p>
          </table:table-cell>
          <table:table-cell office:value-type="string" calcext:value-type="string">
            <text:p>hiSenkdu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lkhan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Regional Inspector General of Palace of the Realm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 of Realm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Tisa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C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uretl</text:p>
          </table:table-cell>
          <table:table-cell office:value-type="string" calcext:value-type="string">
            <text:p>hiSenkdu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lkhan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Palace of the Real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 of Realm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M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C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ikon</text:p>
          </table:table-cell>
          <table:table-cell office:value-type="string" calcext:value-type="string">
            <text:p>hiSenkdu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Young ad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ihayal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oung adult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Messed up teenager, at temple of Hrihayal?</text:p>
          </table:table-cell>
          <table:table-cell table:number-columns-repeated="4"/>
          <table:table-cell office:value-type="string" calcext:value-type="string">
            <text:p>M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ITEC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luel</text:p>
          </table:table-cell>
          <table:table-cell office:value-type="string" calcext:value-type="string">
            <text:p>hiSenkdu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lamelish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High Sorceror of Dlamelish (Clan of Green Forest)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 of Dlamelish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Ketoru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C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nue</text:p>
          </table:table-cell>
          <table:table-cell office:value-type="string" calcext:value-type="string">
            <text:p>hiSenkdu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Young adu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C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nkódla</text:p>
          </table:table-cell>
          <table:table-cell office:value-type="string" calcext:value-type="string">
            <text:p>hiSenkólum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Khirgár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Governor of Khirgár</text:p>
          </table:table-cell>
          <table:table-cell/>
          <table:table-cell office:value-type="string" calcext:value-type="string">
            <text:p>Seal Emperor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Tough, ex-soldier (Legion of the Mighty Prince); tall, well-built but with a battered, pockmarked face; very strong, decisive, and abrupt; 4 wives, 3 sons, 2 daughters, many concubines, whom he buys and gives away to his friends; loves weapons, fighting (</text:p>
          </table:table-cell>
          <table:table-cell office:value-type="string" calcext:value-type="string">
            <text:p>Legion of the Mighty Prince</text:p>
          </table:table-cell>
          <table:table-cell table:number-columns-repeated="3"/>
          <table:table-cell office:value-type="string" calcext:value-type="string">
            <text:p>MARB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vái</text:p>
          </table:table-cell>
          <table:table-cell office:value-type="string" calcext:value-type="string">
            <text:p>hiSenúkka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ncubine</text:p>
          </table:table-cell>
          <table:table-cell/>
          <table:table-cell office:value-type="string" calcext:value-type="string">
            <text:p>Prince Reshqála</text:p>
          </table:table-cell>
          <table:table-cell office:value-type="string" calcext:value-type="string">
            <text:p>Tsolyani</text:p>
          </table:table-cell>
          <table:table-cell office:value-type="string" calcext:value-type="string">
            <text:p>Reshqála</text:p>
          </table:table-cell>
          <table:table-cell office:value-type="string" calcext:value-type="string">
            <text:p>Round-faced, flashing eyes, large and generous mouth; <text:s/>always giggling and joking, full of fun and mischief, vivacious; <text:s/>concubine of Prince Rereshqála at his palace near Jakálla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odai</text:p>
          </table:table-cell>
          <table:table-cell office:value-type="string" calcext:value-type="string">
            <text:p>hiTakól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tengk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usician: Singer</text:p>
          </table:table-cell>
          <table:table-cell/>
          <table:table-cell office:value-type="string" calcext:value-type="string">
            <text:p>Prince Reshqála</text:p>
          </table:table-cell>
          <table:table-cell office:value-type="string" calcext:value-type="string">
            <text:p>Tsolyani</text:p>
          </table:table-cell>
          <table:table-cell office:value-type="string" calcext:value-type="string">
            <text:p>Reshqála</text:p>
          </table:table-cell>
          <table:table-cell office:value-type="string" calcext:value-type="string">
            <text:p>Thin, wispy, wrinkled and stooped, but still sings beautifully; most famous of the epic singers of Jakálla; his most famous piece is the "Lament to the Wheel of Black," Engsvanyáli recension; rarely travels but still appears at Jakállan feasts -- charges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ra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muh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Shipping Administrat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ria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humis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(hiBurusa of Golden Dawn Clan)</text:p>
          </table:table-cell>
          <table:table-cell/>
          <table:table-cell office:value-type="string" calcext:value-type="string">
            <text:p>Harebasrim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C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le'a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muh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(of Red Stone clan)</text:p>
          </table:table-cell>
          <table:table-cell/>
          <table:table-cell office:value-type="string" calcext:value-type="string">
            <text:p>Garun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rebasrim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Kasi of Legion of Mighty Jakall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egion of Mighty Jakalla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Adventurer, Kasi of Legion of Mighty Jakalla</text:p>
          </table:table-cell>
          <table:table-cell office:value-type="string" calcext:value-type="string">
            <text:p>Legion of Mighty Jakalla</text:p>
          </table:table-cell>
          <table:table-cell office:value-type="string" calcext:value-type="string">
            <text:p>Miria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HITEC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un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egarr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Kasi of Legion of Mighty Jakall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Legion of Mighty Jakalla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Helea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arzen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tengk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hysician</text:p>
          </table:table-cell>
          <table:table-cell office:value-type="string" calcext:value-type="string">
            <text:p>Craftsman Alchemist&amp;Physician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u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tengk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hysician</text:p>
          </table:table-cell>
          <table:table-cell office:value-type="string" calcext:value-type="string">
            <text:p>Senior Master Alchemist, Master Physician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nu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Ranking Scholar &amp; 4thC sorcer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 of Hnalla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ronu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ng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unesh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u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Young adu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ranu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ranu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i'ia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ara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la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na</text:p>
          </table:table-cell>
          <table:table-cell office:value-type="string" calcext:value-type="string">
            <text:p>hiTanyani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BH0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lara</text:p>
          </table:table-cell>
          <table:table-cell office:value-type="string" calcext:value-type="string">
            <text:p>hiTekuma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BH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'áka</text:p>
          </table:table-cell>
          <table:table-cell office:value-type="string" calcext:value-type="string">
            <text:p>hiTenkól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humis</text:p>
          </table:table-cell>
          <table:table-cell office:value-type="string" calcext:value-type="string">
            <text:p>Tumíss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ess, Ritual</text:p>
          </table:table-cell>
          <table:table-cell/>
          <table:table-cell office:value-type="string" calcext:value-type="string">
            <text:p>T of Thumis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Pleasant, ordinary, hardworking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úsha</text:p>
          </table:table-cell>
          <table:table-cell office:value-type="string" calcext:value-type="string">
            <text:p>hiTessuké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Lay Priest, Scholar</text:p>
          </table:table-cell>
          <table:table-cell/>
          <table:table-cell office:value-type="string" calcext:value-type="string">
            <text:p>T of Karak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MAR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éshmel</text:p>
          </table:table-cell>
          <table:table-cell office:value-type="string" calcext:value-type="string">
            <text:p>hiTétkur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Usenánu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, High Ritual</text:p>
          </table:table-cell>
          <table:table-cell/>
          <table:table-cell office:value-type="string" calcext:value-type="string">
            <text:p>Retired Molkár in the Legion of the Mighty Prince, 5th HI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Old, very dignified and highly respected; served as a soldier 50 years ago; was an excellent swordsman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shmirikh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Clan liaison officer.Sorcerer priest of Karakan, adventure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office:value-type="string" calcext:value-type="string">
            <text:p>Murunesh hiTikeshmu</text:p>
          </table:table-cell>
          <table:table-cell table:number-columns-repeated="2"/>
          <table:table-cell office:value-type="string" calcext:value-type="string">
            <text:p>Arua hiDaramu (WhCr), Sukella hiTankolel (SeBl), Karina hiHissek (RiSu)</text:p>
          </table:table-cell>
          <table:table-cell office:value-type="string" calcext:value-type="string">
            <text:p>f10,f6</text:p>
          </table:table-cell>
          <table:table-cell/>
          <table:table-cell office:value-type="string" calcext:value-type="string">
            <text:p>M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10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esh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Jeweller</text:p>
          </table:table-cell>
          <table:table-cell office:value-type="string" calcext:value-type="string">
            <text:p>Journeyman jewelle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Murunesh hiTikeshmu (WhCr)</text:p>
          </table:table-cell>
          <table:table-cell office:value-type="string" calcext:value-type="string">
            <text:p>B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H0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Kalesh hiTikeshmu (half-brother)</text:p>
          </table:table-cell>
          <table:table-cell office:value-type="string" calcext:value-type="string">
            <text:p>Kala F 10, Fasil M 9, Kavir M 8, Marana F 2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10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sa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table:number-columns-repeated="2" office:value-type="string" calcext:value-type="string">
            <text:p>GCG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Murunesh hiTikeshmu (WhCr)</text:p>
          </table:table-cell>
          <table:table-cell office:value-type="string" calcext:value-type="string">
            <text:p>B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H0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lesh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Diritlan of 27th HI, Hehellukoi (count) of Erukoné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egion of Mighty Jakalla</text:p>
          </table:table-cell>
          <table:table-cell office:value-type="string" calcext:value-type="string">
            <text:p>Tsolyani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Red &amp; gold Chlen-hide armor, wears jewelled 1H sword and concealed dagger (up r. sleeve). Shelters undisclosed royal prince. Is on a years leave from service (due to wound).</text:p>
          </table:table-cell>
          <table:table-cell office:value-type="string" calcext:value-type="string">
            <text:p>Legion of Mighty Jakalla</text:p>
          </table:table-cell>
          <table:table-cell office:value-type="string" calcext:value-type="string">
            <text:p>Mara hiTikeshmu</text:p>
          </table:table-cell>
          <table:table-cell office:value-type="string" calcext:value-type="string">
            <text:p>f10.m9.m8.f2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H0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egarr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Hereksha of 27 th Hwy Legion (Mighty Jakalla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egion of Mighty Jakalla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urunesh hiTikeshmu (WhCr)</text:p>
          </table:table-cell>
          <table:table-cell office:value-type="string" calcext:value-type="string">
            <text:p>B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H0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vir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District Prefect of Governor Palac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 of Governor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unmarried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10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gi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Young ad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Administrative Priestes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 of Avanthe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Rising star in Temple of Avanthe</text:p>
          </table:table-cell>
          <table:table-cell/>
          <table:table-cell office:value-type="string" calcext:value-type="string">
            <text:p>Unmarri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shmirikh hiTikeshmu</text:p>
          </table:table-cell>
          <table:table-cell office:value-type="string" calcext:value-type="string">
            <text:p>B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H0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urunesh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ka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Clan spokesman, Patriarch of Karakan (20th. C. High Wizard)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 of Karak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Tisa hiViriddi (Viriddi), Ge'a hiRa'asu (red Sun)</text:p>
          </table:table-cell>
          <table:table-cell office:value-type="string" calcext:value-type="string">
            <text:p>with Ge'a: Mara F 26, Maresh M 23, Gesa F 21</text:p>
          </table:table-cell>
          <table:table-cell/>
          <table:table-cell office:value-type="string" calcext:value-type="string">
            <text:p>B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H0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vir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Kalesh hiTikeshmu (WhCr)</text:p>
          </table:table-cell>
          <table:table-cell office:value-type="string" calcext:value-type="string">
            <text:p>B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H0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la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Kalesh hiTikeshmu (WhCr)</text:p>
          </table:table-cell>
          <table:table-cell office:value-type="string" calcext:value-type="string">
            <text:p>B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H0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sil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Kalesh hiTikeshmu (WhCr)</text:p>
          </table:table-cell>
          <table:table-cell office:value-type="string" calcext:value-type="string">
            <text:p>B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H0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ana</text:p>
          </table:table-cell>
          <table:table-cell office:value-type="string" calcext:value-type="string">
            <text:p>hiTikéshmu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Jakál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solyani</text:p>
          </table:table-cell>
          <table:table-cell table:number-columns-repeated="5"/>
          <table:table-cell office:value-type="string" calcext:value-type="string">
            <text:p>Kalesh hiTikeshmu (WhCr)</text:p>
          </table:table-cell>
          <table:table-cell office:value-type="string" calcext:value-type="string">
            <text:p>B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H0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yamáshu</text:p>
          </table:table-cell>
          <table:table-cell office:value-type="string" calcext:value-type="string">
            <text:p>hiTlángt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lkhanu</text:p>
          </table:table-cell>
          <table:table-cell office:value-type="string" calcext:value-type="string">
            <text:p>Khirgár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ess, Scholar</text:p>
          </table:table-cell>
          <table:table-cell/>
          <table:table-cell office:value-type="string" calcext:value-type="string">
            <text:p>T of Belkhanu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Tall, thin, stooped, complexion splotched; <text:s/>scholar of Other Planes; member of the Group of the Amber Glow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Yethren</text:p>
          </table:table-cell>
          <table:table-cell office:value-type="string" calcext:value-type="string">
            <text:p>hiTlekol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lkhan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business administrat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H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Yeshmu</text:p>
          </table:table-cell>
          <table:table-cell office:value-type="string" calcext:value-type="string">
            <text:p>hiTlekol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Qon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Shipping Adminstrat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H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yana</text:p>
          </table:table-cell>
          <table:table-cell office:value-type="string" calcext:value-type="string">
            <text:p>hiTlekol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Penom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married to Clan of White Stone at Penom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H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yna</text:p>
          </table:table-cell>
          <table:table-cell office:value-type="string" calcext:value-type="string">
            <text:p>hiTlekol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lina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table:number-columns-repeated="2"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H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runa</text:p>
          </table:table-cell>
          <table:table-cell office:value-type="string" calcext:value-type="string">
            <text:p>hiTlekol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lina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table:number-columns-repeated="2"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H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yen</text:p>
          </table:table-cell>
          <table:table-cell office:value-type="string" calcext:value-type="string">
            <text:p>hiTlekol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cial in Governor's Palac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 of Governor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H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yrel</text:p>
          </table:table-cell>
          <table:table-cell office:value-type="string" calcext:value-type="string">
            <text:p>hiTlekol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lkhan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uthor of "Howlers in the Halls of Night",High Master Poet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H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u'ueshu</text:p>
          </table:table-cell>
          <table:table-cell office:value-type="string" calcext:value-type="string">
            <text:p>hiTlekol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lkhan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cholar Priest (4th)&amp; High Sorcerer (7th)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 of Belkhanu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unmarried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H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uhal</text:p>
          </table:table-cell>
          <table:table-cell office:value-type="string" calcext:value-type="string">
            <text:p>hiTlekolel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ru'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Great Wizard of Hrü'ü's Jakallan Templ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 of Hrü'ü</text:p>
          </table:table-cell>
          <table:table-cell office:value-type="string" calcext:value-type="string">
            <text:p>Tsolyani</text:p>
          </table:table-cell>
          <table:table-cell table:number-columns-repeated="6"/>
          <table:table-cell office:value-type="string" calcext:value-type="string">
            <text:p>B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H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urósa</text:p>
          </table:table-cell>
          <table:table-cell office:value-type="string" calcext:value-type="string">
            <text:p>hiTukú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nal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Ship-owner Clanmaste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Stern, business-like, abrupt; nicknamed "the Barrel"; clanmaster in Jakálla; owns ships that carry cargo of all kinds from Jaikalór to Jakálla, up-river to Béy Sü, and over to Khéiris in Mu'ugalavyá; speaks native Mu'ugalavyáni because of one of his wive</text:p>
          </table:table-cell>
          <table:table-cell table:number-columns-repeated="4"/>
          <table:table-cell office:value-type="string" calcext:value-type="string">
            <text:p>MAR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lara</text:p>
          </table:table-cell>
          <table:table-cell office:value-type="string" calcext:value-type="string">
            <text:p>hiTur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hiTekuma of White Crystal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Kargesh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san</text:p>
          </table:table-cell>
          <table:table-cell office:value-type="string" calcext:value-type="string">
            <text:p>hiTur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anthe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Gargesh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gesh</text:p>
          </table:table-cell>
          <table:table-cell office:value-type="string" calcext:value-type="string">
            <text:p>hiTur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sarul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>High Master Historian, land administrator</text:p>
          </table:table-cell>
          <table:table-cell/>
          <table:table-cell office:value-type="string" calcext:value-type="string">
            <text:p>Clan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Misan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rgesh</text:p>
          </table:table-cell>
          <table:table-cell office:value-type="string" calcext:value-type="string">
            <text:p>hiTur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teng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Kasi at Legion of Megan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Legion of Megano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Kalara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hiTur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muh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Adventuress, Sorcerer of Vimuhl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Aridani adventurer, proud of her brother Koresh. Dearesr friend (+sometimes lover) Koella hiGaruesh.</text:p>
          </table:table-cell>
          <table:table-cell/>
          <table:table-cell office:value-type="string" calcext:value-type="string">
            <text:p>unmarried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H0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oresh</text:p>
          </table:table-cell>
          <table:table-cell office:value-type="string" calcext:value-type="string">
            <text:p>hiTur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muhla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Retired&amp;rich Adventurer (Gold of Glory from Emperor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yel</text:p>
          </table:table-cell>
          <table:table-cell office:value-type="string" calcext:value-type="string">
            <text:p>hiTuryen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rku</text:p>
          </table:table-cell>
          <table:table-cell office:value-type="string" calcext:value-type="string">
            <text:p>Jakálla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Lay Priest &amp; Durun of Sarku, advisor sorcer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 of Sarku</text:p>
          </table:table-cell>
          <table:table-cell office:value-type="string" calcext:value-type="string">
            <text:p>Tsolyani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H0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iyóz</text:p>
          </table:table-cell>
          <table:table-cell office:value-type="string" calcext:value-type="string">
            <text:p>hiZhotlú'e</text:p>
          </table:table-cell>
          <table:table-cell office:value-type="string" calcext:value-type="string">
            <text:p>White Crys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du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teng</text:p>
          </table:table-cell>
          <table:table-cell office:value-type="string" calcext:value-type="string">
            <text:p>Komoré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Soldier: <text:s/>Kási</text:p>
          </table:table-cell>
          <table:table-cell/>
          <table:table-cell office:value-type="string" calcext:value-type="string">
            <text:p>Legion of the Storm of Fire</text:p>
          </table:table-cell>
          <table:table-cell office:value-type="string" calcext:value-type="string">
            <text:p>Tsolyani</text:p>
          </table:table-cell>
          <table:table-cell/>
          <table:table-cell office:value-type="string" calcext:value-type="string">
            <text:p>Sturdy, round head with almost no neck; <text:s/>constantly blinks; <text:s/>his troops dislike him because he has a mean streak; commands the 1st Cohort</text:p>
          </table:table-cell>
          <table:table-cell office:value-type="string" calcext:value-type="string">
            <text:p>21st MI</text:p>
          </table:table-cell>
          <table:table-cell table:number-columns-repeated="3"/>
          <table:table-cell office:value-type="string" calcext:value-type="string">
            <text:p>MARB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CRYMAR</text:p>
          </table:table-cell>
          <table:table-cell table:number-columns-repeated="1001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" table:style-name="ta2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In accordance with the policies of The Tékum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undation, this work is a fan publication, 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fficial work not approved for Tékume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ékumel, the Empire of the Petal Throne, and 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ed products and materials are protec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ional and international intellectual property la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additional information, please vi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ww.tekumelfoundation.org.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ndividuals" table:base-cell-address="$White_Crystal.$A$1" table:cell-range-address="White_Crystal.$A$1:White_Crystal.$U$137"/>
      </table:named-expressions>
      <table:database-ranges>
        <table:database-range table:name="Taulukko1" table:target-range-address="White_Crystal.A1:White_Crystal.W13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initial-creator>Mikmo</meta:initial-creator>
    <meta:creation-date>2018-01-27T20:44:06Z</meta:creation-date>
    <dc:date>2018-01-28T23:02:38.590000000</dc:date>
    <meta:editing-cycles>4</meta:editing-cycles>
    <meta:editing-duration>PT2M43S</meta:editing-duration>
    <meta:document-statistic meta:table-count="2" meta:cell-count="2321" meta:object-count="0"/>
  </office:meta>
</office:document-meta>
</file>